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Examples of Derivativ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draw:style-name="gr2" draw:layer="layout" svg:width="2.154cm" svg:height="1.823cm" svg:x="2cm" svg:y="4.914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4.598cm" svg:height="1.832cm" svg:x="1.61cm" svg:y="8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7.052cm" svg:height="1.832cm" svg:x="1.5cm" svg:y="12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2.904cm" svg:height="1.832cm" svg:x="1.841cm" svg:y="16.94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5.765cm" svg:height="1.832cm" svg:x="10.235cm" svg:y="5.16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3.182cm" svg:height="1.832cm" svg:x="11cm" svg:y="8.66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3.327cm" svg:height="2.001cm" svg:x="11cm" svg:y="1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5.262cm" svg:height="1.832cm" svg:x="19cm" svg:y="4.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4.075cm" svg:height="2.029cm" svg:x="19cm" svg:y="8.05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4.207cm" svg:height="2.06cm" svg:x="19.266cm" svg:y="1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3.662cm" svg:height="2.06cm" svg:x="19.5cm" svg:y="16.4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7.143cm" svg:height="1.832cm" svg:x="9.357cm" svg:y="16.66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2" draw:layer="layout" svg:width="25.199cm" svg:height="17.935cm" svg:x="1.4cm" svg:y="0.837cm" presentation:class="subtitl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57M17S</meta:editing-duration>
    <meta:editing-cycles>29</meta:editing-cycles>
    <meta:generator>OpenOffice/4.1.1$Win32 OpenOffice.org_project/411m6$Build-9775</meta:generator>
    <dc:date>2016-10-09T19:23:59.62</dc:date>
    <meta:document-statistic meta:object-count="43"/>
  </office:meta>
</office:document-meta>
</file>

<file path=Object 1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i>e</mi>
        <mrow>
          <msqrt>
            <mrow>
              <mi>x</mi>
            </mrow>
          </msqrt>
        </mrow>
      </msup>
    </mrow>
    <annotation encoding="StarMath 5.0">{d} over {dx} e^{sqrt{x}}</annotation>
  </semantics>
</math>
</file>

<file path=Object 10/content.xml><?xml version="1.0" encoding="utf-8"?>
<math xmlns="http://www.w3.org/1998/Math/MathML">
  <semantics>
    <mrow>
      <mfrac>
        <mrow>
          <msup>
            <mi>d</mi>
            <mn>50</mn>
          </msup>
        </mrow>
        <mrow>
          <msup>
            <mi mathvariant="italic">dx</mi>
            <mn>50</mn>
          </msup>
        </mrow>
      </mfrac>
      <mi>cos</mi>
      <mrow>
        <mo stretchy="false">(</mo>
        <mrow>
          <mn>2x</mn>
        </mrow>
        <mo stretchy="false">)</mo>
      </mrow>
    </mrow>
    <annotation encoding="StarMath 5.0">{d^50} over {dx^50} cos(2x)</annotation>
  </semantics>
</math>
</file>

<file path=Object 11/content.xml><?xml version="1.0" encoding="utf-8"?>
<math xmlns="http://www.w3.org/1998/Math/MathML">
  <semantics>
    <mrow>
      <mfrac>
        <mrow>
          <msup>
            <mi>d</mi>
            <mn>1000</mn>
          </msup>
        </mrow>
        <mrow>
          <msup>
            <mi mathvariant="italic">dx</mi>
            <mn>1000</mn>
          </msup>
        </mrow>
      </mfrac>
      <mi>x</mi>
      <msup>
        <mi>e</mi>
        <mrow>
          <mrow>
            <mo stretchy="false">−</mo>
            <mi>x</mi>
          </mrow>
        </mrow>
      </msup>
    </mrow>
    <annotation encoding="StarMath 5.0">{d^1000} over {dx^1000} x e^{-x}</annotation>
  </semantics>
</math>
</file>

<file path=Object 12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row>
          <mo stretchy="false">[</mo>
          <mrow>
            <mrow>
              <mi>x</mi>
              <mo stretchy="false">+</mo>
              <msup>
                <mrow>
                  <mo stretchy="false">(</mo>
                  <mrow>
                    <mrow>
                      <mi>x</mi>
                      <mo stretchy="false">+</mo>
                      <msup>
                        <mi>sin</mi>
                        <mn>2</mn>
                      </msup>
                    </mrow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3</mn>
              </msup>
            </mrow>
          </mrow>
          <mo stretchy="false">]</mo>
        </mrow>
        <mn>4</mn>
      </msup>
    </mrow>
    <annotation encoding="StarMath 5.0">{d} over {dx} [x + (x + sin^2(x))^3]^4</annotation>
  </semantics>
</math>
</file>

<file path=Object 2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row>
          <mo stretchy="false">(</mo>
          <mrow>
            <mrow>
              <mn>4x</mn>
              <mo stretchy="false">−</mo>
              <msup>
                <mi>x</mi>
                <mn>2</mn>
              </msup>
            </mrow>
          </mrow>
          <mo stretchy="false">)</mo>
        </mrow>
        <mn>100</mn>
      </msup>
    </mrow>
    <annotation encoding="StarMath 5.0">{d} over {dx} (4x - x^2)^100</annotation>
  </semantics>
</math>
</file>

<file path=Object 3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row>
          <mo stretchy="false">(</mo>
          <mrow>
            <mrow>
              <mn>2x</mn>
              <mo stretchy="false">−</mo>
              <mn>5</mn>
            </mrow>
          </mrow>
          <mo stretchy="false">)</mo>
        </mrow>
        <mn>4</mn>
      </msup>
      <msup>
        <mrow>
          <mo stretchy="false">(</mo>
          <mrow>
            <mrow>
              <msup>
                <mn>8x</mn>
                <mn>2</mn>
              </msup>
              <mo stretchy="false">−</mo>
              <mn>5</mn>
            </mrow>
          </mrow>
          <mo stretchy="false">)</mo>
        </mrow>
        <mrow>
          <mrow>
            <mo stretchy="false">−</mo>
            <mn>3</mn>
          </mrow>
        </mrow>
      </msup>
    </mrow>
    <annotation encoding="StarMath 5.0">{d} over {dx} (2x - 5)^4 (8x^2 - 5) ^{-3}</annotation>
  </semantics>
</math>
</file>

<file path=Object 4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i>x</mi>
      <msup>
        <mi>e</mi>
        <mrow>
          <mrow>
            <mo stretchy="false">−</mo>
            <mi mathvariant="italic">kx</mi>
          </mrow>
        </mrow>
      </msup>
    </mrow>
    <annotation encoding="StarMath 5.0">{d} over {dx} x e^{-kx}</annotation>
  </semantics>
</math>
</file>

<file path=Object 5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o stretchy="false">(</mo>
        <mrow>
          <mrow>
            <msup>
              <mi>x</mi>
              <mn>2</mn>
            </msup>
            <mo stretchy="false">+</mo>
            <mn>1</mn>
          </mrow>
        </mrow>
        <mo stretchy="false">)</mo>
      </mrow>
      <mroot>
        <mrow>
          <mrow>
            <msup>
              <mi>x</mi>
              <mn>2</mn>
            </msup>
            <mo stretchy="false">+</mo>
            <mn>2</mn>
          </mrow>
        </mrow>
        <mrow>
          <mn>3</mn>
        </mrow>
      </mroot>
    </mrow>
    <annotation encoding="StarMath 5.0">{d} over {dx} (x^2 + 1) nroot{3}{x^2 + 2} </annotation>
  </semantics>
</math>
</file>

<file path=Object 6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i>e</mi>
        <mrow>
          <mi>x</mi>
          <mi>cos</mi>
          <mrow>
            <mo stretchy="false">(</mo>
            <mrow>
              <mi>x</mi>
            </mrow>
            <mo stretchy="false">)</mo>
          </mrow>
        </mrow>
      </msup>
    </mrow>
    <annotation encoding="StarMath 5.0">{d} over {dx} e^{x cos(x)}</annotation>
  </semantics>
</math>
</file>

<file path=Object 7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qrt>
        <mrow>
          <mfrac>
            <mrow>
              <mrow>
                <mi>x</mi>
                <mo stretchy="false">−</mo>
                <mn>1</mn>
              </mrow>
            </mrow>
            <mrow>
              <mrow>
                <mi>x</mi>
                <mo stretchy="false">+</mo>
                <mn>1</mn>
              </mrow>
            </mrow>
          </mfrac>
        </mrow>
      </msqrt>
    </mrow>
    <annotation encoding="StarMath 5.0">{d} over {dx} sqrt{{x - 1} over {x + 1}}</annotation>
  </semantics>
</math>
</file>

<file path=Object 8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qrt>
        <mrow>
          <mrow>
            <mi>x</mi>
            <mo stretchy="false">+</mo>
            <msqrt>
              <mrow>
                <mrow>
                  <mi>x</mi>
                  <mo stretchy="false">+</mo>
                  <msqrt>
                    <mrow>
                      <mi>x</mi>
                    </mrow>
                  </msqrt>
                </mrow>
              </mrow>
            </msqrt>
          </mrow>
        </mrow>
      </msqrt>
    </mrow>
    <annotation encoding="StarMath 5.0">{d} over {dx} sqrt{x + sqrt{x + sqrt{x}}}</annotation>
  </semantics>
</math>
</file>

<file path=Object 9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i>x</mi>
      <mi>sin</mi>
      <mfenced open="(" close=")">
        <mrow>
          <mfrac>
            <mn>1</mn>
            <mi>x</mi>
          </mfrac>
        </mrow>
      </mfenced>
    </mrow>
    <annotation encoding="StarMath 5.0">{d} over {dx} x sin left(1 over x right)</annotation>
  </semantics>
</math>
</file>